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f509" officeooo:paragraph-rsid="0010f509"/>
    </style:style>
    <style:style style:name="P2" style:family="paragraph" style:parent-style-name="Standard">
      <style:text-properties officeooo:rsid="0010f509" officeooo:paragraph-rsid="0010f5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1">File for testin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2:22:38.733865365</meta:creation-date>
    <dc:date>2014-05-26T14:58:20.699521964</dc:date>
    <meta:editing-duration>P0D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2" meta:word-count="4" meta:character-count="21" meta:non-whitespace-character-count="19"/>
  </office:meta>
</office:document-meta>
</file>